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9000003FDB47A71D0E7A65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051cm" fo:min-width="3.99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225cm" svg:x="1.001cm" svg:y="0.935cm">
          <draw:image xlink:href="Pictures/1000020100000769000003FDB47A71D0E7A65B92.png" xlink:type="simple" xlink:show="embed" xlink:actuate="onLoad">
            <text:p/>
          </draw:image>
        </draw:frame>
        <draw:custom-shape draw:style-name="gr2" draw:text-style-name="P2" draw:layer="layout" svg:width="4.572cm" svg:height="0.381cm" svg:x="5.953cm" svg:y="8.1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0:12:42.338911904</meta:creation-date>
    <dc:date>2021-03-19T10:14:02.064221477</dc:date>
    <meta:editing-duration>PT1M20S</meta:editing-duration>
    <meta:editing-cycles>1</meta:editing-cycles>
    <meta:document-statistic meta:object-count="2"/>
    <meta:generator>LibreOffice/6.0.7.3$Linux_X86_64 LibreOffice_project/00m0$Build-3</meta:generator>
  </office:meta>
</office:document-meta>
</file>